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tandardMBean.setAttribute( Attribute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aseStandardMBean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propertyChange( Property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sendAttributeChangeNotification( AttributeChangeNotification no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updateAttribute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StandardMBean.removeAttributeChangeNotificationListener( NotificationListener l ,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addNotificationListener( NotificationListener l , NotificationFilter filter , Object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getNotific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StandardMBea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postRegister( Boolean 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StandardMBean.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addAttributeChangeNotificationListener( NotificationListener l , String attrName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StandardMBean.preRegister( MBeanServer mbs , ObjectName 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tandardMBean.invoke( String name , Object [ ] params , String [ ] signatur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eStandardMBean.setAttributes( AttributeList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StandardMBean.sendNotification( final Notification not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tandardMBean.getAttribut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StandardMBean.getAttributes( String [ ]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eStandardMBean.post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StandardMBean.sendNotification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tandardMBean.sendAttributeChangeNotification( Attribute oldAttr , Attribute new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StandardMBean.removeNotificationListener( Notifica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get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tandardMBean.getCurrentValue( CachedAttribute c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StandardMBean.BaseStandardMBean( Object object , Class interfaceMBean , String description , MBeanAttributeInfo [ ] attrs , MBeanOperationInfo [ ] ops , ExecutorService executor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tandardMBean.buildAttributes( Object obj , MBeanAttributeInfo [ ] at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eStandardMBean.pre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